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Processor.handleMarkSeenNotPerma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Processor.computeRemoteReceivedHeaderIn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Processor.isRemoteReceivedHeaderInvalid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MessageIn( MimeMessage message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logStatusError( String detail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MessageProcessor( MimeMessage messageIn ,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Processor.isDefaultSenderDomain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LocalRecipient( MailAddress recip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User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BlacklistedRecipient( boolean blackli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Bounc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Processor.getRemoteDom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Processor.setMaxMessageSizeExceeded( Boolean maxMessageSizeExcee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rejectRemoteRecipient( MailAddress recip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Processor.isLocalServer( MailAddress recip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updateRemoteReceivedHeader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MaxMessageSizeExcee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Processor.setRemoteDomain( String remote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RemoteRecipient( boolean localRecip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handleBouncing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Processor.createMail( MimeMessage message , MailAddress recipi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essageProcessor.rejectRecipientNotFou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eProcessor.isRemoteReceivedHeaderIn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Processor.logStatusInfo( String detail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MessageSe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Processor.setRemoteReceivedHeaderInvalid( Boolean remoteReceivedHeaderInv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Message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updateMaxMessage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rejectBlacklistedRecipient( MailAddress recip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Processor.setRemoteHostName( String remote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PreviouslyUn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MessageProcessor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computeRemoteAddr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ssageProcessor.setUserUndefined( boolean userUndefi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getStatusReport( String detail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Processor.getRFC2822RECEIVEDHeader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proces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">
            <text:p text:style-name="Table_20_Contents">9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MessageProcessor.sendMail( Mail 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Processor.createEmpty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Processor.update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computeRemote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Recipi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DefaultRemoteAddress( boolean default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getIntendedRecipi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essageProcessor.isBlacklisted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RemoteAddress( String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getRemoteAdd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Processor.isMaxMessageSizeExceeded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BlacklistedRecipient( MailAddress recip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RecipientNotFound( boolean recipientNot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updateRemote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updateRemote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computeRemoteDomai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MessageProcessor.getEnvelopeRecipient( MimeMessage msg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MessageProcessor.addErrorMessages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Processor.getRemoteAddress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logStatusWarn( String detail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Message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addMailAttributes( Mail aMai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essageProcessor.rejectRemoteReceivedHeaderInva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Processor.getRemoteHos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Processor.getMessage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DefaultSenderLocal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handleParseException( Parse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Processor.isMessage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getRemoteHostName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handleUnknownHostException( UnknownHost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Processor.rejectMaxMessageSizeExceeded( int message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Processor.isDefaul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creat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Processor.computeMaxMessageSizeExcee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Processor.getSen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essageProcessor.setDefaultSenderLocalPart( boolean defaultSender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rejectUserUndefined( MailAddress recip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Processor.getRemoteDomain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isRemote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cessor.setDefaultSenderDomainPart( boolean defaultSenderDomain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